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shapes>
          <draw:frame draw:z-index="0" draw:style-name="gr1" draw:text-style-name="P1" svg:width="159.99mm" svg:height="89.99mm" svg:x="211.76mm" svg:y="2.61mm">
            <loext:p draw:notify-on-update-of-ranges="List1.A8:List1.A14 List1.B7:List1.B7 List1.B8:List1.B14 List1.C7:List1.C7 List1.C8:List1.C14 List1.D7:List1.D7 List1.D8:List1.D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1.01mm" svg:y="104.06mm">
            <loext:p draw:notify-on-update-of-ranges="List1.A18:List1.A24 List1.B17:List1.B17 List1.B18:List1.B24 List1.C17:List1.C17 List1.C18:List1.C24 List1.D17:List1.D17 List1.D18:List1.D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0.73mm" svg:y="161.43mm">
            <loext:p draw:notify-on-update-of-ranges="List1.A28:List1.A34 List1.B27:List1.B27 List1.B28:List1.B34 List1.C27:List1.C27 List1.C28:List1.C34 List1.D27:List1.D27 List1.D28:List1.D3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75.31mm" svg:height="89.99mm" svg:x="294.97mm" svg:y="196.5mm">
            <loext:p draw:notify-on-update-of-ranges="List1.A59:List1.A59 List1.A60:List1.A63 List1.B59:List1.B59 List1.B60:List1.B63 List1.C59:List1.C59 List1.C60:List1.C63 List1.D59:List1.D59 List1.D60:List1.D63 List1.E59:List1.E59 List1.E60:List1.E6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05.24mm" svg:y="303.54mm">
            <loext:p draw:notify-on-update-of-ranges="List1.A75:List1.A75 List1.B75:List1.G75 List1.A76:List1.A76 List1.B76:List1.G76 List1.A77:List1.A77 List1.B77:List1.G77 List1.A78:List1.A78 List1.B78:List1.G78 List1.A79:List1.A79 List1.B79:List1.G7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12.93mm" svg:y="408.72mm">
            <loext:p draw:notify-on-update-of-ranges="List1.B82:List1.G82 List1.A83:List1.A83 List1.B83:List1.G83 List1.A84:List1.A84 List1.B84:List1.G84 List1.A85:List1.A85 List1.B85:List1.G85 List1.A86:List1.A86 List1.B86:List1.G8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42.33mm" svg:y="434.48mm">
            <loext:p draw:notify-on-update-of-ranges="List1.A90:List1.A90 List1.B90:List1.G90 List1.A91:List1.A91 List1.B91:List1.G91 List1.A92:List1.A92 List1.B92:List1.G92 List1.A93:List1.A93 List1.B93:List1.G93 List1.A94:List1.A94 List1.B94:List1.G9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Komprese a procesorová náročno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likost dat [MB]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zip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.31" calcext:value-type="float">
            <text:p>56.31</text:p>
          </table:table-cell>
          <table:table-cell office:value-type="float" office:value="4.99" calcext:value-type="float">
            <text:p>4.99</text:p>
          </table:table-cell>
          <table:table-cell office:value-type="float" office:value="5.27" calcext:value-type="float">
            <text:p>5.27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60+52.37" office:value-type="float" office:value="112.37" calcext:value-type="float">
            <text:p>112.37</text:p>
          </table:table-cell>
          <table:table-cell office:value-type="float" office:value="9.3" calcext:value-type="float">
            <text:p>9.3</text:p>
          </table:table-cell>
          <table:table-cell office:value-type="float" office:value="12.26" calcext:value-type="float">
            <text:p>12.26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*60+45.35" office:value-type="float" office:value="165.35" calcext:value-type="float">
            <text:p>165.35</text:p>
          </table:table-cell>
          <table:table-cell office:value-type="float" office:value="14.11" calcext:value-type="float">
            <text:p>14.11</text:p>
          </table:table-cell>
          <table:table-cell office:value-type="float" office:value="15.01" calcext:value-type="float">
            <text:p>15.0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3*60+35.76" office:value-type="float" office:value="215.76" calcext:value-type="float">
            <text:p>215.76</text:p>
          </table:table-cell>
          <table:table-cell office:value-type="float" office:value="18.89" calcext:value-type="float">
            <text:p>18.89</text:p>
          </table:table-cell>
          <table:table-cell office:value-type="float" office:value="19.47" calcext:value-type="float">
            <text:p>19.4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4*60+8.9" office:value-type="float" office:value="248.9" calcext:value-type="float">
            <text:p>248.9</text:p>
          </table:table-cell>
          <table:table-cell office:value-type="float" office:value="22.97" calcext:value-type="float">
            <text:p>22.97</text:p>
          </table:table-cell>
          <table:table-cell office:value-type="float" office:value="25.48" calcext:value-type="float">
            <text:p>25.48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4*60+30.29" office:value-type="float" office:value="270.29" calcext:value-type="float">
            <text:p>270.29</text:p>
          </table:table-cell>
          <table:table-cell office:value-type="float" office:value="29.44" calcext:value-type="float">
            <text:p>29.44</text:p>
          </table:table-cell>
          <table:table-cell office:value-type="float" office:value="29.5" calcext:value-type="float">
            <text:p>29.5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5*60+4.9" office:value-type="float" office:value="304.9" calcext:value-type="float">
            <text:p>304.9</text:p>
          </table:table-cell>
          <table:table-cell office:value-type="float" office:value="33" calcext:value-type="float">
            <text:p>33</text:p>
          </table:table-cell>
          <table:table-cell office:value-type="float" office:value="35.49" calcext:value-type="float">
            <text:p>35.4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uvodni vs nova veliko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ůvodní velikost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zip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.07" calcext:value-type="float">
            <text:p>28.07</text:p>
          </table:table-cell>
          <table:table-cell table:number-columns-repeated="2" office:value-type="float" office:value="41.35" calcext:value-type="float">
            <text:p>41.3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3.71" calcext:value-type="float">
            <text:p>33.71</text:p>
          </table:table-cell>
          <table:table-cell table:number-columns-repeated="2" office:value-type="float" office:value="66.73" calcext:value-type="float">
            <text:p>66.73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8.06" calcext:value-type="float">
            <text:p>38.06</text:p>
          </table:table-cell>
          <table:table-cell table:number-columns-repeated="2" office:value-type="float" office:value="91.09" calcext:value-type="float">
            <text:p>91.0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3.09" calcext:value-type="float">
            <text:p>43.09</text:p>
          </table:table-cell>
          <table:table-cell table:number-columns-repeated="2" office:value-type="float" office:value="116.31" calcext:value-type="float">
            <text:p>116.3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7.13" calcext:value-type="float">
            <text:p>47.13</text:p>
          </table:table-cell>
          <table:table-cell table:number-columns-repeated="2" office:value-type="float" office:value="139.18" calcext:value-type="float">
            <text:p>139.18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9.8" calcext:value-type="float">
            <text:p>49.8</text:p>
          </table:table-cell>
          <table:table-cell table:number-columns-repeated="2" office:value-type="float" office:value="161.84" calcext:value-type="float">
            <text:p>161.84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6.12" calcext:value-type="float">
            <text:p>56.12</text:p>
          </table:table-cell>
          <table:table-cell table:number-columns-repeated="2" office:value-type="float" office:value="187.64" calcext:value-type="float">
            <text:p>187.6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komprese a procesorova narocno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likost dat [MB]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gzip</text:p>
          </table:table-cell>
          <table:table-cell office:value-type="string" calcext:value-type="string">
            <text:p>zip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56" calcext:value-type="float">
            <text:p>2.56</text:p>
          </table:table-cell>
          <table:table-cell office:value-type="float" office:value="0.82" calcext:value-type="float">
            <text:p>0.82</text:p>
          </table:table-cell>
          <table:table-cell office:value-type="float" office:value="0.86" calcext:value-type="float">
            <text:p>0.86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27" calcext:value-type="float">
            <text:p>3.27</text:p>
          </table:table-cell>
          <table:table-cell office:value-type="float" office:value="1.49" calcext:value-type="float">
            <text:p>1.49</text:p>
          </table:table-cell>
          <table:table-cell office:value-type="float" office:value="1.57" calcext:value-type="float">
            <text:p>1.57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8" calcext:value-type="float">
            <text:p>3.8</text:p>
          </table:table-cell>
          <table:table-cell office:value-type="float" office:value="2.23" calcext:value-type="float">
            <text:p>2.23</text:p>
          </table:table-cell>
          <table:table-cell office:value-type="float" office:value="2.37" calcext:value-type="float">
            <text:p>2.3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37" calcext:value-type="float">
            <text:p>4.37</text:p>
          </table:table-cell>
          <table:table-cell office:value-type="float" office:value="2.9" calcext:value-type="float">
            <text:p>2.9</text:p>
          </table:table-cell>
          <table:table-cell office:value-type="float" office:value="3.15" calcext:value-type="float">
            <text:p>3.15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02" calcext:value-type="float">
            <text:p>5.02</text:p>
          </table:table-cell>
          <table:table-cell office:value-type="float" office:value="3.6" calcext:value-type="float">
            <text:p>3.6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.46" calcext:value-type="float">
            <text:p>5.46</text:p>
          </table:table-cell>
          <table:table-cell office:value-type="float" office:value="4.24" calcext:value-type="float">
            <text:p>4.24</text:p>
          </table:table-cell>
          <table:table-cell office:value-type="float" office:value="4.72" calcext:value-type="float">
            <text:p>4.72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.89" calcext:value-type="float">
            <text:p>5.89</text:p>
          </table:table-cell>
          <table:table-cell office:value-type="float" office:value="4.87" calcext:value-type="float">
            <text:p>4.87</text:p>
          </table:table-cell>
          <table:table-cell office:value-type="float" office:value="5.36" calcext:value-type="float">
            <text:p>5.36</text:p>
          </table:table-cell>
          <table:table-cell table:number-columns-repeated="3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office:value-type="string" calcext:value-type="string">
            <text:p>Velikost dat [MB]</text:p>
          </table:table-cell>
          <table:table-cell office:value-type="string" calcext:value-type="string">
            <text:p>Verikalizátor – procesorový čas</text:p>
          </table:table-cell>
          <table:table-cell office:value-type="string" calcext:value-type="string">
            <text:p>Vertikalizátor – reálný čas</text:p>
          </table:table-cell>
          <table:table-cell office:value-type="string" calcext:value-type="string">
            <text:p>Nový systém – procesorový čas</text:p>
          </table:table-cell>
          <table:table-cell office:value-type="string" calcext:value-type="string">
            <text:p>Nový systém – reálný čas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2.05" calcext:value-type="float">
            <text:p>82.05</text:p>
          </table:table-cell>
          <table:table-cell office:value-type="float" office:value="85.12" calcext:value-type="float">
            <text:p>85.12</text:p>
          </table:table-cell>
          <table:table-cell office:value-type="float" office:value="103.12" calcext:value-type="float">
            <text:p>103.12</text:p>
          </table:table-cell>
          <table:table-cell office:value-type="float" office:value="15.1" calcext:value-type="float">
            <text:p>15.1</text:p>
          </table:table-cell>
          <table:table-cell table:number-columns-repeated="2"/>
        </table:table-row>
        <table:table-row table:style-name="ro1">
          <table:table-cell office:value-type="float" office:value="152.9" calcext:value-type="float">
            <text:p>152.9</text:p>
          </table:table-cell>
          <table:table-cell office:value-type="float" office:value="136.38" calcext:value-type="float">
            <text:p>136.38</text:p>
          </table:table-cell>
          <table:table-cell office:value-type="float" office:value="143.84" calcext:value-type="float">
            <text:p>143.84</text:p>
          </table:table-cell>
          <table:table-cell office:value-type="float" office:value="139.61" calcext:value-type="float">
            <text:p>139.61</text:p>
          </table:table-cell>
          <table:table-cell office:value-type="float" office:value="22.51" calcext:value-type="float">
            <text:p>22.51</text:p>
          </table:table-cell>
          <table:table-cell table:number-columns-repeated="2"/>
        </table:table-row>
        <table:table-row table:style-name="ro1">
          <table:table-cell office:value-type="float" office:value="205.4" calcext:value-type="float">
            <text:p>205.4</text:p>
          </table:table-cell>
          <table:table-cell table:formula="of:=2*60+41.16" office:value-type="float" office:value="161.16" calcext:value-type="float">
            <text:p>161.16</text:p>
          </table:table-cell>
          <table:table-cell office:value-type="float" office:value="168.54" calcext:value-type="float">
            <text:p>168.54</text:p>
          </table:table-cell>
          <table:table-cell office:value-type="float" office:value="184.18" calcext:value-type="float">
            <text:p>184.18</text:p>
          </table:table-cell>
          <table:table-cell office:value-type="float" office:value="30.02" calcext:value-type="float">
            <text:p>30.02</text:p>
          </table:table-cell>
          <table:table-cell table:number-columns-repeated="2"/>
        </table:table-row>
        <table:table-row table:style-name="ro1">
          <table:table-cell office:value-type="float" office:value="249.1" calcext:value-type="float">
            <text:p>249.1</text:p>
          </table:table-cell>
          <table:table-cell office:value-type="float" office:value="190.8" calcext:value-type="float">
            <text:p>190.8</text:p>
          </table:table-cell>
          <table:table-cell office:value-type="float" office:value="200.09" calcext:value-type="float">
            <text:p>200.09</text:p>
          </table:table-cell>
          <table:table-cell office:value-type="float" office:value="243.1" calcext:value-type="float">
            <text:p>243.1</text:p>
          </table:table-cell>
          <table:table-cell office:value-type="float" office:value="37.12" calcext:value-type="float">
            <text:p>37.12</text:p>
          </table:table-cell>
          <table:table-cell table:number-columns-repeated="2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office:value-type="string" calcext:value-type="string">
            <text:p>proces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likost dat [MB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ata1 (103 MB)</text:p>
          </table:table-cell>
          <table:table-cell office:value-type="float" office:value="97.86" calcext:value-type="float">
            <text:p>97.86</text:p>
          </table:table-cell>
          <table:table-cell office:value-type="float" office:value="101.9" calcext:value-type="float">
            <text:p>101.9</text:p>
          </table:table-cell>
          <table:table-cell office:value-type="float" office:value="104.44" calcext:value-type="float">
            <text:p>104.44</text:p>
          </table:table-cell>
          <table:table-cell office:value-type="float" office:value="103.12" calcext:value-type="float">
            <text:p>103.12</text:p>
          </table:table-cell>
          <table:table-cell office:value-type="float" office:value="108.82" calcext:value-type="float">
            <text:p>108.82</text:p>
          </table:table-cell>
          <table:table-cell office:value-type="float" office:value="116.58" calcext:value-type="float">
            <text:p>116.58</text:p>
          </table:table-cell>
        </table:table-row>
        <table:table-row table:style-name="ro1">
          <table:table-cell office:value-type="string" calcext:value-type="string">
            <text:p>Data2 (152.9 MB)</text:p>
          </table:table-cell>
          <table:table-cell table:formula="of:=60+56.22+17.8" office:value-type="float" office:value="134.02" calcext:value-type="float">
            <text:p>134.02</text:p>
          </table:table-cell>
          <table:table-cell table:formula="of:=120+2.48" office:value-type="float" office:value="122.48" calcext:value-type="float">
            <text:p>122.48</text:p>
          </table:table-cell>
          <table:table-cell table:formula="of:=120+12.47" office:value-type="float" office:value="132.47" calcext:value-type="float">
            <text:p>132.47</text:p>
          </table:table-cell>
          <table:table-cell table:formula="of:=120+19.61" office:value-type="float" office:value="139.61" calcext:value-type="float">
            <text:p>139.61</text:p>
          </table:table-cell>
          <table:table-cell office:value-type="float" office:value="147.67" calcext:value-type="float">
            <text:p>147.67</text:p>
          </table:table-cell>
          <table:table-cell office:value-type="float" office:value="153.86" calcext:value-type="float">
            <text:p>153.86</text:p>
          </table:table-cell>
        </table:table-row>
        <table:table-row table:style-name="ro1">
          <table:table-cell office:value-type="string" calcext:value-type="string">
            <text:p>Data3 (205.4 MB)</text:p>
          </table:table-cell>
          <table:table-cell table:formula="of:=2*60+34.62" office:value-type="float" office:value="154.62" calcext:value-type="float">
            <text:p>154.62</text:p>
          </table:table-cell>
          <table:table-cell table:formula="of:=120+40.92" office:value-type="float" office:value="160.92" calcext:value-type="float">
            <text:p>160.92</text:p>
          </table:table-cell>
          <table:table-cell table:formula="of:=120+50.62" office:value-type="float" office:value="170.62" calcext:value-type="float">
            <text:p>170.62</text:p>
          </table:table-cell>
          <table:table-cell table:formula="of:=3*60+4.18" office:value-type="float" office:value="184.18" calcext:value-type="float">
            <text:p>184.18</text:p>
          </table:table-cell>
          <table:table-cell table:formula="of:=3*60+16.25" office:value-type="float" office:value="196.25" calcext:value-type="float">
            <text:p>196.25</text:p>
          </table:table-cell>
          <table:table-cell table:formula="of:=180+18.8" office:value-type="float" office:value="198.8" calcext:value-type="float">
            <text:p>198.8</text:p>
          </table:table-cell>
        </table:table-row>
        <table:table-row table:style-name="ro1">
          <table:table-cell office:value-type="string" calcext:value-type="string">
            <text:p>Data4 (249 MB)</text:p>
          </table:table-cell>
          <table:table-cell table:formula="of:=3*60+16.95" office:value-type="float" office:value="196.95" calcext:value-type="float">
            <text:p>196.95</text:p>
          </table:table-cell>
          <table:table-cell table:formula="of:=3*60+28.65" office:value-type="float" office:value="208.65" calcext:value-type="float">
            <text:p>208.65</text:p>
          </table:table-cell>
          <table:table-cell table:formula="of:=3*60+47.99" office:value-type="float" office:value="227.99" calcext:value-type="float">
            <text:p>227.99</text:p>
          </table:table-cell>
          <table:table-cell table:formula="of:=4*60+3.1" office:value-type="float" office:value="243.1" calcext:value-type="float">
            <text:p>243.1</text:p>
          </table:table-cell>
          <table:table-cell table:formula="of:=4*60+15.73" office:value-type="float" office:value="255.73" calcext:value-type="float">
            <text:p>255.73</text:p>
          </table:table-cell>
          <table:table-cell table:formula="of:=4*60+25.17" office:value-type="float" office:value="265.17" calcext:value-type="float">
            <text:p>265.1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ali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likost dat [MB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ata1 (103 MB)</text:p>
          </table:table-cell>
          <table:table-cell office:value-type="float" office:value="97.42" calcext:value-type="float">
            <text:p>97.42</text:p>
          </table:table-cell>
          <table:table-cell office:value-type="float" office:value="27.46" calcext:value-type="float">
            <text:p>27.46</text:p>
          </table:table-cell>
          <table:table-cell office:value-type="float" office:value="23.35" calcext:value-type="float">
            <text:p>23.35</text:p>
          </table:table-cell>
          <table:table-cell office:value-type="float" office:value="15.1" calcext:value-type="float">
            <text:p>15.1</text:p>
          </table:table-cell>
          <table:table-cell office:value-type="float" office:value="12.34" calcext:value-type="float">
            <text:p>12.34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Data2 (152.9 MB)</text:p>
          </table:table-cell>
          <table:table-cell table:formula="of:=3*60+55.62-17.12" office:value-type="float" office:value="218.5" calcext:value-type="float">
            <text:p>218.5</text:p>
          </table:table-cell>
          <table:table-cell office:value-type="float" office:value="57.87" calcext:value-type="float">
            <text:p>57.87</text:p>
          </table:table-cell>
          <table:table-cell office:value-type="float" office:value="30.25" calcext:value-type="float">
            <text:p>30.25</text:p>
          </table:table-cell>
          <table:table-cell office:value-type="float" office:value="22.51" calcext:value-type="float">
            <text:p>22.51</text:p>
          </table:table-cell>
          <table:table-cell office:value-type="float" office:value="17.42" calcext:value-type="float">
            <text:p>17.42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Data3 (205.4 MB)</text:p>
          </table:table-cell>
          <table:table-cell table:formula="of:=5*60+15.94" office:value-type="float" office:value="315.94" calcext:value-type="float">
            <text:p>315.94</text:p>
          </table:table-cell>
          <table:table-cell table:formula="of:=60+18.16" office:value-type="float" office:value="78.16" calcext:value-type="float">
            <text:p>78.16</text:p>
          </table:table-cell>
          <table:table-cell table:formula="of:=40.65" office:value-type="float" office:value="40.65" calcext:value-type="float">
            <text:p>40.65</text:p>
          </table:table-cell>
          <table:table-cell office:value-type="float" office:value="30.02" calcext:value-type="float">
            <text:p>30.02</text:p>
          </table:table-cell>
          <table:table-cell office:value-type="float" office:value="24.91" calcext:value-type="float">
            <text:p>24.91</text:p>
          </table:table-cell>
          <table:table-cell office:value-type="float" office:value="23.58" calcext:value-type="float">
            <text:p>23.58</text:p>
          </table:table-cell>
        </table:table-row>
        <table:table-row table:style-name="ro1">
          <table:table-cell office:value-type="string" calcext:value-type="string">
            <text:p>Data4 (249 MB)</text:p>
          </table:table-cell>
          <table:table-cell table:formula="of:=6*60+9.14" office:value-type="float" office:value="369.14" calcext:value-type="float">
            <text:p>369.14</text:p>
          </table:table-cell>
          <table:table-cell table:formula="of:=60+33.76" office:value-type="float" office:value="93.76" calcext:value-type="float">
            <text:p>93.76</text:p>
          </table:table-cell>
          <table:table-cell table:formula="of:=50.33" office:value-type="float" office:value="50.33" calcext:value-type="float">
            <text:p>50.33</text:p>
          </table:table-cell>
          <table:table-cell office:value-type="float" office:value="37.12" calcext:value-type="float">
            <text:p>37.12</text:p>
          </table:table-cell>
          <table:table-cell office:value-type="float" office:value="31.6" calcext:value-type="float">
            <text:p>31.6</text:p>
          </table:table-cell>
          <table:table-cell office:value-type="float" office:value="29.74" calcext:value-type="float">
            <text:p>29.74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Velikost dat [MB]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ata1 (103 MB)</text:p>
          </table:table-cell>
          <table:table-cell office:value-type="float" office:value="315.69" calcext:value-type="float">
            <text:p>315.69</text:p>
          </table:table-cell>
          <table:table-cell office:value-type="float" office:value="399.53" calcext:value-type="float">
            <text:p>399.53</text:p>
          </table:table-cell>
          <table:table-cell office:value-type="float" office:value="458.1" calcext:value-type="float">
            <text:p>458.1</text:p>
          </table:table-cell>
          <table:table-cell office:value-type="float" office:value="475.7" calcext:value-type="float">
            <text:p>475.7</text:p>
          </table:table-cell>
          <table:table-cell office:value-type="float" office:value="567.37" calcext:value-type="float">
            <text:p>567.37</text:p>
          </table:table-cell>
          <table:table-cell office:value-type="float" office:value="663.36" calcext:value-type="float">
            <text:p>663.36</text:p>
          </table:table-cell>
        </table:table-row>
        <table:table-row table:style-name="ro1">
          <table:table-cell office:value-type="string" calcext:value-type="string">
            <text:p>Data2 (152.9 MB)</text:p>
          </table:table-cell>
          <table:table-cell office:value-type="float" office:value="465.9" calcext:value-type="float">
            <text:p>465.9</text:p>
          </table:table-cell>
          <table:table-cell office:value-type="float" office:value="521.52" calcext:value-type="float">
            <text:p>521.52</text:p>
          </table:table-cell>
          <table:table-cell office:value-type="float" office:value="582.63" calcext:value-type="float">
            <text:p>582.63</text:p>
          </table:table-cell>
          <table:table-cell office:value-type="float" office:value="688.43" calcext:value-type="float">
            <text:p>688.43</text:p>
          </table:table-cell>
          <table:table-cell office:value-type="float" office:value="798.68" calcext:value-type="float">
            <text:p>798.68</text:p>
          </table:table-cell>
          <table:table-cell office:value-type="float" office:value="879.43" calcext:value-type="float">
            <text:p>879.43</text:p>
          </table:table-cell>
        </table:table-row>
        <table:table-row table:style-name="ro1">
          <table:table-cell office:value-type="string" calcext:value-type="string">
            <text:p>Data3 (205.4 MB)</text:p>
          </table:table-cell>
          <table:table-cell office:value-type="float" office:value="585.22" calcext:value-type="float">
            <text:p>585.22</text:p>
          </table:table-cell>
          <table:table-cell office:value-type="float" office:value="637.85" calcext:value-type="float">
            <text:p>637.85</text:p>
          </table:table-cell>
          <table:table-cell office:value-type="float" office:value="700.79" calcext:value-type="float">
            <text:p>700.79</text:p>
          </table:table-cell>
          <table:table-cell office:value-type="float" office:value="732.78" calcext:value-type="float">
            <text:p>732.78</text:p>
          </table:table-cell>
          <table:table-cell office:value-type="float" office:value="816.01" calcext:value-type="float">
            <text:p>816.01</text:p>
          </table:table-cell>
          <table:table-cell office:value-type="float" office:value="1027.09" calcext:value-type="float">
            <text:p>1027.09</text:p>
          </table:table-cell>
        </table:table-row>
        <table:table-row table:style-name="ro1">
          <table:table-cell office:value-type="string" calcext:value-type="string">
            <text:p>Data4 (249 MB)</text:p>
          </table:table-cell>
          <table:table-cell office:value-type="float" office:value="678.49" calcext:value-type="float">
            <text:p>678.49</text:p>
          </table:table-cell>
          <table:table-cell office:value-type="float" office:value="793.12" calcext:value-type="float">
            <text:p>793.12</text:p>
          </table:table-cell>
          <table:table-cell office:value-type="float" office:value="847.24" calcext:value-type="float">
            <text:p>847.24</text:p>
          </table:table-cell>
          <table:table-cell office:value-type="float" office:value="950.64" calcext:value-type="float">
            <text:p>950.64</text:p>
          </table:table-cell>
          <table:table-cell office:value-type="float" office:value="1040.74" calcext:value-type="float">
            <text:p>1040.74</text:p>
          </table:table-cell>
          <table:table-cell office:value-type="float" office:value="1106.98" calcext:value-type="float">
            <text:p>1106.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13:30:52.396649359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5:00:34.955523718</meta:creation-date>
    <dc:date>2018-04-26T22:20:57.418276121</dc:date>
    <meta:editing-duration>PT4H52M49S</meta:editing-duration>
    <meta:editing-cycles>7</meta:editing-cycles>
    <meta:generator>LibreOffice/5.1.6.2$Linux_X86_64 LibreOffice_project/10m0$Build-2</meta:generator>
    <meta:document-statistic meta:table-count="1" meta:cell-count="23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21cm" svg:y="3.703cm" style:legend-expansion="high" chart:style-name="ch2"/>
        <chart:plot-area chart:style-name="ch3" table:cell-range-address="List1.A7:List1.D14" chart:data-source-has-labels="both" svg:x="1.331cm" svg:y="0.18cm" svg:width="12.37cm" svg:height="7.659cm">
          <chartooo:coordinate-region svg:x="2.138cm" svg:y="0.379cm" svg:width="11.283cm" svg:height="6.813cm"/>
          <chart:axis chart:dimension="x" chart:name="primary-x" chart:style-name="ch4" chartooo:axis-type="auto">
            <chartooo:date-scale/>
            <chart:title svg:x="4.826cm" svg:y="8.019cm" chart:style-name="ch5">
              <text:p>Velikost nekomprimovaných dat [MB]</text:p>
            </chart:title>
            <chart:categories table:cell-range-address="List1.A8:List1.A14"/>
            <chart:grid chart:style-name="ch6" chart:class="major"/>
          </chart:axis>
          <chart:axis chart:dimension="y" chart:name="primary-y" chart:style-name="ch4">
            <chart:title svg:x="0.451cm" svg:y="6.791cm" chart:style-name="ch7">
              <text:p>Spotřebováno procesorového času [s]</text:p>
            </chart:title>
            <chart:grid chart:style-name="ch6" chart:class="major"/>
          </chart:axis>
          <chart:series chart:style-name="ch8" chart:values-cell-range-address="List1.B8:List1.B14" chart:label-cell-address="List1.B7:List1.B7" chart:class="chart:line">
            <chart:data-point chart:repeated="7"/>
          </chart:series>
          <chart:series chart:style-name="ch9" chart:values-cell-range-address="List1.C8:List1.C14" chart:label-cell-address="List1.C7:List1.C7" chart:class="chart:line">
            <chart:data-point chart:repeated="7"/>
          </chart:series>
          <chart:series chart:style-name="ch10" chart:values-cell-range-address="List1.D8:List1.D14" chart:label-cell-address="List1.D7:List1.D7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List1.B7:List1.B7</svg:desc>
                </draw:g>
              </table:table-cell>
              <table:table-cell office:value-type="string">
                <text:p>gzip</text:p>
                <draw:g>
                  <svg:desc>List1.C7:List1.C7</svg:desc>
                </draw:g>
              </table:table-cell>
              <table:table-cell office:value-type="string">
                <text:p>zip</text:p>
                <draw:g>
                  <svg:desc>List1.D7:List1.D7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List1.A8:List1.A14</svg:desc>
                </draw:g>
              </table:table-cell>
              <table:table-cell office:value-type="float" office:value="56.31">
                <text:p>56.31</text:p>
                <draw:g>
                  <svg:desc>List1.B8:List1.B14</svg:desc>
                </draw:g>
              </table:table-cell>
              <table:table-cell office:value-type="float" office:value="4.99">
                <text:p>4.99</text:p>
                <draw:g>
                  <svg:desc>List1.C8:List1.C14</svg:desc>
                </draw:g>
              </table:table-cell>
              <table:table-cell office:value-type="float" office:value="5.27">
                <text:p>5.27</text:p>
                <draw:g>
                  <svg:desc>List1.D8:List1.D1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2.37">
                <text:p>112.37</text:p>
              </table:table-cell>
              <table:table-cell office:value-type="float" office:value="9.3">
                <text:p>9.3</text:p>
              </table:table-cell>
              <table:table-cell office:value-type="float" office:value="12.26">
                <text:p>12.2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65.35">
                <text:p>165.35</text:p>
              </table:table-cell>
              <table:table-cell office:value-type="float" office:value="14.11">
                <text:p>14.11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15.76">
                <text:p>215.76</text:p>
              </table:table-cell>
              <table:table-cell office:value-type="float" office:value="18.89">
                <text:p>18.89</text:p>
              </table:table-cell>
              <table:table-cell office:value-type="float" office:value="19.47">
                <text:p>19.4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48.9">
                <text:p>248.9</text:p>
              </table:table-cell>
              <table:table-cell office:value-type="float" office:value="22.97">
                <text:p>22.97</text:p>
              </table:table-cell>
              <table:table-cell office:value-type="float" office:value="25.48">
                <text:p>25.4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70.29">
                <text:p>270.29</text:p>
              </table:table-cell>
              <table:table-cell office:value-type="float" office:value="29.44">
                <text:p>29.44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04.9">
                <text:p>304.9</text:p>
              </table:table-cell>
              <table:table-cell office:value-type="float" office:value="33">
                <text:p>33</text:p>
              </table:table-cell>
              <table:table-cell office:value-type="float" office:value="35.49">
                <text:p>35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21cm" svg:y="3.703cm" style:legend-expansion="high" chart:style-name="ch2"/>
        <chart:plot-area chart:style-name="ch3" table:cell-range-address="List1.A17:List1.D24" chart:data-source-has-labels="both" svg:x="1.331cm" svg:y="0.18cm" svg:width="12.37cm" svg:height="7.659cm">
          <chartooo:coordinate-region svg:x="1.952cm" svg:y="0.379cm" svg:width="11.283cm" svg:height="6.813cm"/>
          <chart:axis chart:dimension="x" chart:name="primary-x" chart:style-name="ch4" chartooo:axis-type="auto">
            <chartooo:date-scale/>
            <chart:title svg:x="4.786cm" svg:y="8.019cm" chart:style-name="ch5">
              <text:p>Velikost nekomprimovaných  dat [MB]</text:p>
            </chart:title>
            <chart:categories table:cell-range-address="List1.A18:List1.A24"/>
            <chart:grid chart:style-name="ch6" chart:class="major"/>
          </chart:axis>
          <chart:axis chart:dimension="y" chart:name="primary-y" chart:style-name="ch4">
            <chart:title svg:x="0.451cm" svg:y="6.156cm" chart:style-name="ch7">
              <text:p>Velikost komprimovaných dat</text:p>
            </chart:title>
            <chart:grid chart:style-name="ch6" chart:class="major"/>
          </chart:axis>
          <chart:series chart:style-name="ch8" chart:values-cell-range-address="List1.B18:List1.B24" chart:label-cell-address="List1.B17:List1.B17" chart:class="chart:line">
            <chart:data-point chart:repeated="7"/>
          </chart:series>
          <chart:series chart:style-name="ch9" chart:values-cell-range-address="List1.C18:List1.C24" chart:label-cell-address="List1.C17:List1.C17" chart:class="chart:line">
            <chart:data-point chart:repeated="7"/>
          </chart:series>
          <chart:series chart:style-name="ch10" chart:values-cell-range-address="List1.D18:List1.D24" chart:label-cell-address="List1.D17:List1.D17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List1.B17:List1.B17</svg:desc>
                </draw:g>
              </table:table-cell>
              <table:table-cell office:value-type="string">
                <text:p>gzip</text:p>
                <draw:g>
                  <svg:desc>List1.C17:List1.C17</svg:desc>
                </draw:g>
              </table:table-cell>
              <table:table-cell office:value-type="string">
                <text:p>zip</text:p>
                <draw:g>
                  <svg:desc>List1.D17:List1.D17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List1.A18:List1.A24</svg:desc>
                </draw:g>
              </table:table-cell>
              <table:table-cell office:value-type="float" office:value="28.07">
                <text:p>28.07</text:p>
                <draw:g>
                  <svg:desc>List1.B18:List1.B24</svg:desc>
                </draw:g>
              </table:table-cell>
              <table:table-cell office:value-type="float" office:value="41.35">
                <text:p>41.35</text:p>
                <draw:g>
                  <svg:desc>List1.C18:List1.C24</svg:desc>
                </draw:g>
              </table:table-cell>
              <table:table-cell office:value-type="float" office:value="41.35">
                <text:p>41.35</text:p>
                <draw:g>
                  <svg:desc>List1.D18:List1.D2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3.71">
                <text:p>33.71</text:p>
              </table:table-cell>
              <table:table-cell office:value-type="float" office:value="66.73">
                <text:p>66.73</text:p>
              </table:table-cell>
              <table:table-cell office:value-type="float" office:value="66.73">
                <text:p>66.7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8.06">
                <text:p>38.06</text:p>
              </table:table-cell>
              <table:table-cell office:value-type="float" office:value="91.09">
                <text:p>91.09</text:p>
              </table:table-cell>
              <table:table-cell office:value-type="float" office:value="91.09">
                <text:p>91.0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3.09">
                <text:p>43.09</text:p>
              </table:table-cell>
              <table:table-cell office:value-type="float" office:value="116.31">
                <text:p>116.31</text:p>
              </table:table-cell>
              <table:table-cell office:value-type="float" office:value="116.31">
                <text:p>116.3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7.13">
                <text:p>47.13</text:p>
              </table:table-cell>
              <table:table-cell office:value-type="float" office:value="139.18">
                <text:p>139.18</text:p>
              </table:table-cell>
              <table:table-cell office:value-type="float" office:value="139.18">
                <text:p>139.1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9.8">
                <text:p>49.8</text:p>
              </table:table-cell>
              <table:table-cell office:value-type="float" office:value="161.84">
                <text:p>161.84</text:p>
              </table:table-cell>
              <table:table-cell office:value-type="float" office:value="161.84">
                <text:p>161.8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6.12">
                <text:p>56.12</text:p>
              </table:table-cell>
              <table:table-cell office:value-type="float" office:value="187.64">
                <text:p>187.64</text:p>
              </table:table-cell>
              <table:table-cell office:value-type="float" office:value="187.64">
                <text:p>187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21cm" svg:y="3.703cm" style:legend-expansion="high" chart:style-name="ch2"/>
        <chart:plot-area chart:style-name="ch3" table:cell-range-address="List1.A27:List1.D34" chart:data-source-has-labels="both" svg:x="1.331cm" svg:y="0.18cm" svg:width="12.37cm" svg:height="7.659cm">
          <chartooo:coordinate-region svg:x="1.767cm" svg:y="0.379cm" svg:width="11.654cm" svg:height="6.813cm"/>
          <chart:axis chart:dimension="x" chart:name="primary-x" chart:style-name="ch4" chartooo:axis-type="auto">
            <chartooo:date-scale/>
            <chart:title svg:x="4.826cm" svg:y="8.019cm" chart:style-name="ch5">
              <text:p>Velikost nekomprimovaných dat [MB]</text:p>
            </chart:title>
            <chart:categories table:cell-range-address="List1.A28:List1.A34"/>
            <chart:grid chart:style-name="ch6" chart:class="major"/>
          </chart:axis>
          <chart:axis chart:dimension="y" chart:name="primary-y" chart:style-name="ch4">
            <chart:title svg:x="0.451cm" svg:y="6.487cm" chart:style-name="ch7">
              <text:p>Spotřebovaný procesorový čas [s]</text:p>
            </chart:title>
            <chart:grid chart:style-name="ch6" chart:class="major"/>
          </chart:axis>
          <chart:series chart:style-name="ch8" chart:values-cell-range-address="List1.B28:List1.B34" chart:label-cell-address="List1.B27:List1.B27" chart:class="chart:line">
            <chart:data-point chart:repeated="7"/>
          </chart:series>
          <chart:series chart:style-name="ch9" chart:values-cell-range-address="List1.C28:List1.C34" chart:label-cell-address="List1.C27:List1.C27" chart:class="chart:line">
            <chart:data-point chart:repeated="7"/>
          </chart:series>
          <chart:series chart:style-name="ch10" chart:values-cell-range-address="List1.D28:List1.D34" chart:label-cell-address="List1.D27:List1.D27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</text:p>
                <draw:g>
                  <svg:desc>List1.B27:List1.B27</svg:desc>
                </draw:g>
              </table:table-cell>
              <table:table-cell office:value-type="string">
                <text:p>gzip</text:p>
                <draw:g>
                  <svg:desc>List1.C27:List1.C27</svg:desc>
                </draw:g>
              </table:table-cell>
              <table:table-cell office:value-type="string">
                <text:p>zip</text:p>
                <draw:g>
                  <svg:desc>List1.D27:List1.D27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List1.A28:List1.A34</svg:desc>
                </draw:g>
              </table:table-cell>
              <table:table-cell office:value-type="float" office:value="2.56">
                <text:p>2.56</text:p>
                <draw:g>
                  <svg:desc>List1.B28:List1.B34</svg:desc>
                </draw:g>
              </table:table-cell>
              <table:table-cell office:value-type="float" office:value="0.82">
                <text:p>0.82</text:p>
                <draw:g>
                  <svg:desc>List1.C28:List1.C34</svg:desc>
                </draw:g>
              </table:table-cell>
              <table:table-cell office:value-type="float" office:value="0.86">
                <text:p>0.86</text:p>
                <draw:g>
                  <svg:desc>List1.D28:List1.D3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27">
                <text:p>3.27</text:p>
              </table:table-cell>
              <table:table-cell office:value-type="float" office:value="1.49">
                <text:p>1.49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.8">
                <text:p>3.8</text:p>
              </table:table-cell>
              <table:table-cell office:value-type="float" office:value="2.23">
                <text:p>2.23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.37">
                <text:p>4.37</text:p>
              </table:table-cell>
              <table:table-cell office:value-type="float" office:value="2.9">
                <text:p>2.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.02">
                <text:p>5.02</text:p>
              </table:table-cell>
              <table:table-cell office:value-type="float" office:value="3.6">
                <text:p>3.6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.46">
                <text:p>5.46</text:p>
              </table:table-cell>
              <table:table-cell office:value-type="float" office:value="4.24">
                <text:p>4.24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.89">
                <text:p>5.89</text:p>
              </table:table-cell>
              <table:table-cell office:value-type="float" office:value="4.87">
                <text:p>4.87</text:p>
              </table:table-cell>
              <table:table-cell office:value-type="float" office:value="5.36">
                <text:p>5.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99ff33" draw:fill-color="#99ff3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9900" draw:fill-color="#ff99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32cm" svg:height="9cm" xlink:href=".." xlink:type="simple" chart:class="chart:line" chart:style-name="ch1">
        <chart:legend chart:legend-position="end" svg:x="11.214cm" svg:y="3.454cm" style:legend-expansion="high" chart:style-name="ch2"/>
        <chart:plot-area chart:style-name="ch3" table:cell-range-address="List1.A59:List1.E63" chart:data-source-has-labels="both" svg:x="1.361cm" svg:y="0.18cm" svg:width="9.503cm" svg:height="7.659cm">
          <chartooo:coordinate-region svg:x="2.168cm" svg:y="0.379cm" svg:width="8.271cm" svg:height="6.813cm"/>
          <chart:axis chart:dimension="x" chart:name="primary-x" chart:style-name="ch4" chartooo:axis-type="auto">
            <chartooo:date-scale/>
            <chart:title svg:x="4.15cm" svg:y="8.019cm" chart:style-name="ch5">
              <text:p>Velikost vstupních dat [MB]</text:p>
            </chart:title>
            <chart:categories table:cell-range-address="List1.A60:List1.A63"/>
            <chart:grid chart:style-name="ch6" chart:class="major"/>
          </chart:axis>
          <chart:axis chart:dimension="y" chart:name="primary-y" chart:style-name="ch4">
            <chart:title svg:x="0.451cm" svg:y="5.561cm" chart:style-name="ch7">
              <text:p>Spotřebovaný čas [s]</text:p>
            </chart:title>
            <chart:grid chart:style-name="ch6" chart:class="major"/>
          </chart:axis>
          <chart:series chart:style-name="ch8" chart:values-cell-range-address="List1.B60:List1.B63" chart:label-cell-address="List1.B59:List1.B59" chart:class="chart:line">
            <chart:data-point chart:repeated="4"/>
          </chart:series>
          <chart:series chart:style-name="ch9" chart:values-cell-range-address="List1.C60:List1.C63" chart:label-cell-address="List1.C59:List1.C59" chart:class="chart:line">
            <chart:data-point chart:repeated="4"/>
          </chart:series>
          <chart:series chart:style-name="ch10" chart:values-cell-range-address="List1.D60:List1.D63" chart:label-cell-address="List1.D59:List1.D59" chart:class="chart:line">
            <chart:data-point chart:repeated="4"/>
          </chart:series>
          <chart:series chart:style-name="ch11" chart:values-cell-range-address="List1.E60:List1.E63" chart:label-cell-address="List1.E59:List1.E5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ikalizátor – procesorový čas</text:p>
                <draw:g>
                  <svg:desc>List1.B59:List1.B59</svg:desc>
                </draw:g>
              </table:table-cell>
              <table:table-cell office:value-type="string">
                <text:p>Vertikalizátor – reálný čas</text:p>
                <draw:g>
                  <svg:desc>List1.C59:List1.C59</svg:desc>
                </draw:g>
              </table:table-cell>
              <table:table-cell office:value-type="string">
                <text:p>Nový systém – procesorový čas</text:p>
                <draw:g>
                  <svg:desc>List1.D59:List1.D59</svg:desc>
                </draw:g>
              </table:table-cell>
              <table:table-cell office:value-type="string">
                <text:p>Nový systém – reálný čas</text:p>
                <draw:g>
                  <svg:desc>List1.E59:List1.E59</svg:desc>
                </draw:g>
              </table:table-cell>
            </table:table-row>
          </table:table-header-rows>
          <table:table-rows>
            <table:table-row>
              <table:table-cell office:value-type="float" office:value="103">
                <text:p>103</text:p>
                <draw:g>
                  <svg:desc>List1.A60:List1.A63</svg:desc>
                </draw:g>
              </table:table-cell>
              <table:table-cell office:value-type="float" office:value="82.05">
                <text:p>82.05</text:p>
                <draw:g>
                  <svg:desc>List1.B60:List1.B63</svg:desc>
                </draw:g>
              </table:table-cell>
              <table:table-cell office:value-type="float" office:value="85.12">
                <text:p>85.12</text:p>
                <draw:g>
                  <svg:desc>List1.C60:List1.C63</svg:desc>
                </draw:g>
              </table:table-cell>
              <table:table-cell office:value-type="float" office:value="103.12">
                <text:p>103.12</text:p>
                <draw:g>
                  <svg:desc>List1.D60:List1.D63</svg:desc>
                </draw:g>
              </table:table-cell>
              <table:table-cell office:value-type="float" office:value="15.1">
                <text:p>15.1</text:p>
                <draw:g>
                  <svg:desc>List1.E60:List1.E63</svg:desc>
                </draw:g>
              </table:table-cell>
            </table:table-row>
            <table:table-row>
              <table:table-cell office:value-type="float" office:value="152.9">
                <text:p>152.9</text:p>
              </table:table-cell>
              <table:table-cell office:value-type="float" office:value="136.38">
                <text:p>136.38</text:p>
              </table:table-cell>
              <table:table-cell office:value-type="float" office:value="143.84">
                <text:p>143.84</text:p>
              </table:table-cell>
              <table:table-cell office:value-type="float" office:value="139.61">
                <text:p>139.61</text:p>
              </table:table-cell>
              <table:table-cell office:value-type="float" office:value="22.51">
                <text:p>22.51</text:p>
              </table:table-cell>
            </table:table-row>
            <table:table-row>
              <table:table-cell office:value-type="float" office:value="205.4">
                <text:p>205.4</text:p>
              </table:table-cell>
              <table:table-cell office:value-type="float" office:value="161.16">
                <text:p>161.16</text:p>
              </table:table-cell>
              <table:table-cell office:value-type="float" office:value="168.54">
                <text:p>168.54</text:p>
              </table:table-cell>
              <table:table-cell office:value-type="float" office:value="184.18">
                <text:p>184.18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float" office:value="249.1">
                <text:p>249.1</text:p>
              </table:table-cell>
              <table:table-cell office:value-type="float" office:value="190.8">
                <text:p>190.8</text:p>
              </table:table-cell>
              <table:table-cell office:value-type="float" office:value="200.09">
                <text:p>200.09</text:p>
              </table:table-cell>
              <table:table-cell office:value-type="float" office:value="243.1">
                <text:p>243.1</text:p>
              </table:table-cell>
              <table:table-cell office:value-type="float" office:value="37.12">
                <text:p>37.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57cm" svg:y="3.454cm" style:legend-expansion="high" chart:style-name="ch2"/>
        <chart:plot-area chart:style-name="ch3" table:cell-range-address="List1.A75:List1.G79" chart:data-source-has-labels="both" svg:x="1.331cm" svg:y="0.18cm" svg:width="10.306cm" svg:height="7.659cm">
          <chartooo:coordinate-region svg:x="2.138cm" svg:y="0.379cm" svg:width="9.312cm" svg:height="6.813cm"/>
          <chart:axis chart:dimension="x" chart:name="primary-x" chart:style-name="ch4" chartooo:axis-type="auto">
            <chartooo:date-scale/>
            <chart:title svg:x="5.395cm" svg:y="8.019cm" chart:style-name="ch5">
              <text:p>Počet procesů</text:p>
            </chart:title>
            <chart:categories table:cell-range-address="List1.B75:List1.G75"/>
            <chart:grid chart:style-name="ch6" chart:class="major"/>
          </chart:axis>
          <chart:axis chart:dimension="y" chart:name="primary-y" chart:style-name="ch4">
            <chart:title svg:x="0.451cm" svg:y="6.487cm" chart:style-name="ch7">
              <text:p>Spotřebovaný procesorový čas [s]</text:p>
            </chart:title>
            <chart:grid chart:style-name="ch6" chart:class="major"/>
          </chart:axis>
          <chart:series chart:style-name="ch8" chart:values-cell-range-address="List1.B76:List1.G76" chart:label-cell-address="List1.A76:List1.A76" chart:class="chart:line">
            <chart:data-point chart:repeated="6"/>
          </chart:series>
          <chart:series chart:style-name="ch9" chart:values-cell-range-address="List1.B77:List1.G77" chart:label-cell-address="List1.A77:List1.A77" chart:class="chart:line">
            <chart:data-point chart:repeated="6"/>
          </chart:series>
          <chart:series chart:style-name="ch10" chart:values-cell-range-address="List1.B78:List1.G78" chart:label-cell-address="List1.A78:List1.A78" chart:class="chart:line">
            <chart:data-point chart:repeated="6"/>
          </chart:series>
          <chart:series chart:style-name="ch11" chart:values-cell-range-address="List1.B79:List1.G79" chart:label-cell-address="List1.A79:List1.A79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List1.B75:List1.G7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Data1 (103 MB)</text:p>
                <draw:g>
                  <svg:desc>List1.A76:List1.A76</svg:desc>
                </draw:g>
              </table:table-cell>
              <table:table-cell office:value-type="float" office:value="97.86">
                <text:p>97.86</text:p>
                <draw:g>
                  <svg:desc>List1.B76:List1.G76</svg:desc>
                </draw:g>
              </table:table-cell>
              <table:table-cell office:value-type="float" office:value="101.9">
                <text:p>101.9</text:p>
              </table:table-cell>
              <table:table-cell office:value-type="float" office:value="104.44">
                <text:p>104.44</text:p>
              </table:table-cell>
              <table:table-cell office:value-type="float" office:value="103.12">
                <text:p>103.12</text:p>
              </table:table-cell>
              <table:table-cell office:value-type="float" office:value="108.82">
                <text:p>108.82</text:p>
              </table:table-cell>
              <table:table-cell office:value-type="float" office:value="116.58">
                <text:p>116.58</text:p>
              </table:table-cell>
            </table:table-row>
            <table:table-row>
              <table:table-cell office:value-type="string">
                <text:p>Data2 (152.9 MB)</text:p>
                <draw:g>
                  <svg:desc>List1.A77:List1.A77</svg:desc>
                </draw:g>
              </table:table-cell>
              <table:table-cell office:value-type="float" office:value="134.02">
                <text:p>134.02</text:p>
                <draw:g>
                  <svg:desc>List1.B77:List1.G77</svg:desc>
                </draw:g>
              </table:table-cell>
              <table:table-cell office:value-type="float" office:value="122.48">
                <text:p>122.48</text:p>
              </table:table-cell>
              <table:table-cell office:value-type="float" office:value="132.47">
                <text:p>132.47</text:p>
              </table:table-cell>
              <table:table-cell office:value-type="float" office:value="139.61">
                <text:p>139.61</text:p>
              </table:table-cell>
              <table:table-cell office:value-type="float" office:value="147.67">
                <text:p>147.67</text:p>
              </table:table-cell>
              <table:table-cell office:value-type="float" office:value="153.86">
                <text:p>153.86</text:p>
              </table:table-cell>
            </table:table-row>
            <table:table-row>
              <table:table-cell office:value-type="string">
                <text:p>Data3 (205.4 MB)</text:p>
                <draw:g>
                  <svg:desc>List1.A78:List1.A78</svg:desc>
                </draw:g>
              </table:table-cell>
              <table:table-cell office:value-type="float" office:value="154.62">
                <text:p>154.62</text:p>
                <draw:g>
                  <svg:desc>List1.B78:List1.G78</svg:desc>
                </draw:g>
              </table:table-cell>
              <table:table-cell office:value-type="float" office:value="160.92">
                <text:p>160.92</text:p>
              </table:table-cell>
              <table:table-cell office:value-type="float" office:value="170.62">
                <text:p>170.62</text:p>
              </table:table-cell>
              <table:table-cell office:value-type="float" office:value="184.18">
                <text:p>184.18</text:p>
              </table:table-cell>
              <table:table-cell office:value-type="float" office:value="196.25">
                <text:p>196.25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Data4 (249 MB)</text:p>
                <draw:g>
                  <svg:desc>List1.A79:List1.A79</svg:desc>
                </draw:g>
              </table:table-cell>
              <table:table-cell office:value-type="float" office:value="196.95">
                <text:p>196.95</text:p>
                <draw:g>
                  <svg:desc>List1.B79:List1.G79</svg:desc>
                </draw:g>
              </table:table-cell>
              <table:table-cell office:value-type="float" office:value="208.65">
                <text:p>208.65</text:p>
              </table:table-cell>
              <table:table-cell office:value-type="float" office:value="227.99">
                <text:p>227.99</text:p>
              </table:table-cell>
              <table:table-cell office:value-type="float" office:value="243.1">
                <text:p>243.1</text:p>
              </table:table-cell>
              <table:table-cell office:value-type="float" office:value="255.73">
                <text:p>255.73</text:p>
              </table:table-cell>
              <table:table-cell office:value-type="float" office:value="265.17">
                <text:p>265.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57cm" svg:y="3.454cm" style:legend-expansion="high" chart:style-name="ch2"/>
        <chart:plot-area chart:style-name="ch3" table:cell-range-address="List1.A82:List1.G86" chart:data-source-has-labels="both" svg:x="1.331cm" svg:y="0.18cm" svg:width="10.306cm" svg:height="7.659cm">
          <chartooo:coordinate-region svg:x="2.138cm" svg:y="0.379cm" svg:width="9.312cm" svg:height="6.813cm"/>
          <chart:axis chart:dimension="x" chart:name="primary-x" chart:style-name="ch4" chartooo:axis-type="auto">
            <chartooo:date-scale/>
            <chart:title svg:x="5.395cm" svg:y="8.019cm" chart:style-name="ch5">
              <text:p>Počet procesů</text:p>
            </chart:title>
            <chart:categories table:cell-range-address="List1.B82:List1.G82"/>
            <chart:grid chart:style-name="ch6" chart:class="major"/>
          </chart:axis>
          <chart:axis chart:dimension="y" chart:name="primary-y" chart:style-name="ch4">
            <chart:title svg:x="0.451cm" svg:y="5.495cm" chart:style-name="ch7">
              <text:p>Doba zpracování [s]</text:p>
            </chart:title>
            <chart:grid chart:style-name="ch6" chart:class="major"/>
          </chart:axis>
          <chart:series chart:style-name="ch8" chart:values-cell-range-address="List1.B83:List1.G83" chart:label-cell-address="List1.A83:List1.A83" chart:class="chart:line">
            <chart:data-point chart:repeated="6"/>
          </chart:series>
          <chart:series chart:style-name="ch9" chart:values-cell-range-address="List1.B84:List1.G84" chart:label-cell-address="List1.A84:List1.A84" chart:class="chart:line">
            <chart:data-point chart:repeated="6"/>
          </chart:series>
          <chart:series chart:style-name="ch10" chart:values-cell-range-address="List1.B85:List1.G85" chart:label-cell-address="List1.A85:List1.A85" chart:class="chart:line">
            <chart:data-point chart:repeated="6"/>
          </chart:series>
          <chart:series chart:style-name="ch11" chart:values-cell-range-address="List1.B86:List1.G86" chart:label-cell-address="List1.A86:List1.A8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List1.B82:List1.G8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Data1 (103 MB)</text:p>
                <draw:g>
                  <svg:desc>List1.A83:List1.A83</svg:desc>
                </draw:g>
              </table:table-cell>
              <table:table-cell office:value-type="float" office:value="97.42">
                <text:p>97.42</text:p>
                <draw:g>
                  <svg:desc>List1.B83:List1.G83</svg:desc>
                </draw:g>
              </table:table-cell>
              <table:table-cell office:value-type="float" office:value="27.46">
                <text:p>27.46</text:p>
              </table:table-cell>
              <table:table-cell office:value-type="float" office:value="23.35">
                <text:p>23.35</text:p>
              </table:table-cell>
              <table:table-cell office:value-type="float" office:value="15.1">
                <text:p>15.1</text:p>
              </table:table-cell>
              <table:table-cell office:value-type="float" office:value="12.34">
                <text:p>12.3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Data2 (152.9 MB)</text:p>
                <draw:g>
                  <svg:desc>List1.A84:List1.A84</svg:desc>
                </draw:g>
              </table:table-cell>
              <table:table-cell office:value-type="float" office:value="218.5">
                <text:p>218.5</text:p>
                <draw:g>
                  <svg:desc>List1.B84:List1.G84</svg:desc>
                </draw:g>
              </table:table-cell>
              <table:table-cell office:value-type="float" office:value="57.87">
                <text:p>57.87</text:p>
              </table:table-cell>
              <table:table-cell office:value-type="float" office:value="30.25">
                <text:p>30.25</text:p>
              </table:table-cell>
              <table:table-cell office:value-type="float" office:value="22.51">
                <text:p>22.51</text:p>
              </table:table-cell>
              <table:table-cell office:value-type="float" office:value="17.42">
                <text:p>17.42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Data3 (205.4 MB)</text:p>
                <draw:g>
                  <svg:desc>List1.A85:List1.A85</svg:desc>
                </draw:g>
              </table:table-cell>
              <table:table-cell office:value-type="float" office:value="315.94">
                <text:p>315.94</text:p>
                <draw:g>
                  <svg:desc>List1.B85:List1.G85</svg:desc>
                </draw:g>
              </table:table-cell>
              <table:table-cell office:value-type="float" office:value="78.16">
                <text:p>78.16</text:p>
              </table:table-cell>
              <table:table-cell office:value-type="float" office:value="40.65">
                <text:p>40.65</text:p>
              </table:table-cell>
              <table:table-cell office:value-type="float" office:value="30.02">
                <text:p>30.02</text:p>
              </table:table-cell>
              <table:table-cell office:value-type="float" office:value="24.91">
                <text:p>24.91</text:p>
              </table:table-cell>
              <table:table-cell office:value-type="float" office:value="23.58">
                <text:p>23.58</text:p>
              </table:table-cell>
            </table:table-row>
            <table:table-row>
              <table:table-cell office:value-type="string">
                <text:p>Data4 (249 MB)</text:p>
                <draw:g>
                  <svg:desc>List1.A86:List1.A86</svg:desc>
                </draw:g>
              </table:table-cell>
              <table:table-cell office:value-type="float" office:value="369.14">
                <text:p>369.14</text:p>
                <draw:g>
                  <svg:desc>List1.B86:List1.G86</svg:desc>
                </draw:g>
              </table:table-cell>
              <table:table-cell office:value-type="float" office:value="93.76">
                <text:p>93.76</text:p>
              </table:table-cell>
              <table:table-cell office:value-type="float" office:value="50.33">
                <text:p>50.33</text:p>
              </table:table-cell>
              <table:table-cell office:value-type="float" office:value="37.12">
                <text:p>37.12</text:p>
              </table:table-cell>
              <table:table-cell office:value-type="float" office:value="31.6">
                <text:p>31.6</text:p>
              </table:table-cell>
              <table:table-cell office:value-type="float" office:value="29.74">
                <text:p>29.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57cm" svg:y="3.454cm" style:legend-expansion="high" chart:style-name="ch2"/>
        <chart:plot-area chart:style-name="ch3" table:cell-range-address="List1.A90:List1.G94" chart:data-source-has-labels="both" svg:x="1.331cm" svg:y="0.18cm" svg:width="10.306cm" svg:height="7.659cm">
          <chartooo:coordinate-region svg:x="2.138cm" svg:y="0.379cm" svg:width="9.127cm" svg:height="6.813cm"/>
          <chart:axis chart:dimension="x" chart:name="primary-x" chart:style-name="ch4" chartooo:axis-type="auto">
            <chartooo:date-scale/>
            <chart:title svg:x="5.395cm" svg:y="8.019cm" chart:style-name="ch5">
              <text:p>Počet procesů</text:p>
            </chart:title>
            <chart:categories table:cell-range-address="List1.B90:List1.G90"/>
            <chart:grid chart:style-name="ch6" chart:class="major"/>
          </chart:axis>
          <chart:axis chart:dimension="y" chart:name="primary-y" chart:style-name="ch4">
            <chart:title svg:x="0.451cm" svg:y="6.223cm" chart:style-name="ch7">
              <text:p>Maximum použité paměti [MB]</text:p>
            </chart:title>
            <chart:grid chart:style-name="ch6" chart:class="major"/>
          </chart:axis>
          <chart:series chart:style-name="ch8" chart:values-cell-range-address="List1.B91:List1.G91" chart:label-cell-address="List1.A91:List1.A91" chart:class="chart:line">
            <chart:data-point chart:repeated="6"/>
          </chart:series>
          <chart:series chart:style-name="ch9" chart:values-cell-range-address="List1.B92:List1.G92" chart:label-cell-address="List1.A92:List1.A92" chart:class="chart:line">
            <chart:data-point chart:repeated="6"/>
          </chart:series>
          <chart:series chart:style-name="ch10" chart:values-cell-range-address="List1.B93:List1.G93" chart:label-cell-address="List1.A93:List1.A93" chart:class="chart:line">
            <chart:data-point chart:repeated="6"/>
          </chart:series>
          <chart:series chart:style-name="ch11" chart:values-cell-range-address="List1.B94:List1.G94" chart:label-cell-address="List1.A94:List1.A9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List1.B90:List1.G9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Data1 (103 MB)</text:p>
                <draw:g>
                  <svg:desc>List1.A91:List1.A91</svg:desc>
                </draw:g>
              </table:table-cell>
              <table:table-cell office:value-type="float" office:value="315.69">
                <text:p>315.69</text:p>
                <draw:g>
                  <svg:desc>List1.B91:List1.G91</svg:desc>
                </draw:g>
              </table:table-cell>
              <table:table-cell office:value-type="float" office:value="399.53">
                <text:p>399.53</text:p>
              </table:table-cell>
              <table:table-cell office:value-type="float" office:value="458.1">
                <text:p>458.1</text:p>
              </table:table-cell>
              <table:table-cell office:value-type="float" office:value="475.7">
                <text:p>475.7</text:p>
              </table:table-cell>
              <table:table-cell office:value-type="float" office:value="567.37">
                <text:p>567.37</text:p>
              </table:table-cell>
              <table:table-cell office:value-type="float" office:value="663.36">
                <text:p>663.36</text:p>
              </table:table-cell>
            </table:table-row>
            <table:table-row>
              <table:table-cell office:value-type="string">
                <text:p>Data2 (152.9 MB)</text:p>
                <draw:g>
                  <svg:desc>List1.A92:List1.A92</svg:desc>
                </draw:g>
              </table:table-cell>
              <table:table-cell office:value-type="float" office:value="465.9">
                <text:p>465.9</text:p>
                <draw:g>
                  <svg:desc>List1.B92:List1.G92</svg:desc>
                </draw:g>
              </table:table-cell>
              <table:table-cell office:value-type="float" office:value="521.52">
                <text:p>521.52</text:p>
              </table:table-cell>
              <table:table-cell office:value-type="float" office:value="582.63">
                <text:p>582.63</text:p>
              </table:table-cell>
              <table:table-cell office:value-type="float" office:value="688.43">
                <text:p>688.43</text:p>
              </table:table-cell>
              <table:table-cell office:value-type="float" office:value="798.68">
                <text:p>798.68</text:p>
              </table:table-cell>
              <table:table-cell office:value-type="float" office:value="879.43">
                <text:p>879.43</text:p>
              </table:table-cell>
            </table:table-row>
            <table:table-row>
              <table:table-cell office:value-type="string">
                <text:p>Data3 (205.4 MB)</text:p>
                <draw:g>
                  <svg:desc>List1.A93:List1.A93</svg:desc>
                </draw:g>
              </table:table-cell>
              <table:table-cell office:value-type="float" office:value="585.22">
                <text:p>585.22</text:p>
                <draw:g>
                  <svg:desc>List1.B93:List1.G93</svg:desc>
                </draw:g>
              </table:table-cell>
              <table:table-cell office:value-type="float" office:value="637.85">
                <text:p>637.85</text:p>
              </table:table-cell>
              <table:table-cell office:value-type="float" office:value="700.79">
                <text:p>700.79</text:p>
              </table:table-cell>
              <table:table-cell office:value-type="float" office:value="732.78">
                <text:p>732.78</text:p>
              </table:table-cell>
              <table:table-cell office:value-type="float" office:value="816.01">
                <text:p>816.01</text:p>
              </table:table-cell>
              <table:table-cell office:value-type="float" office:value="1027.09">
                <text:p>1027.09</text:p>
              </table:table-cell>
            </table:table-row>
            <table:table-row>
              <table:table-cell office:value-type="string">
                <text:p>Data4 (249 MB)</text:p>
                <draw:g>
                  <svg:desc>List1.A94:List1.A94</svg:desc>
                </draw:g>
              </table:table-cell>
              <table:table-cell office:value-type="float" office:value="678.49">
                <text:p>678.49</text:p>
                <draw:g>
                  <svg:desc>List1.B94:List1.G94</svg:desc>
                </draw:g>
              </table:table-cell>
              <table:table-cell office:value-type="float" office:value="793.12">
                <text:p>793.12</text:p>
              </table:table-cell>
              <table:table-cell office:value-type="float" office:value="847.24">
                <text:p>847.24</text:p>
              </table:table-cell>
              <table:table-cell office:value-type="float" office:value="950.64">
                <text:p>950.64</text:p>
              </table:table-cell>
              <table:table-cell office:value-type="float" office:value="1040.74">
                <text:p>1040.74</text:p>
              </table:table-cell>
              <table:table-cell office:value-type="float" office:value="1106.98">
                <text:p>1106.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